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03291756B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7.84999990463257pt"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54pt" style:font-size-asian="54pt" style:font-size-complex="5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60pt" style:font-size-asian="60pt" style:font-size-complex="60pt"/>
    </style:style>
    <style:style style:name="P6" style:family="paragraph" style:parent-style-name="Standard">
      <style:paragraph-properties fo:text-align="center" style:justify-single-word="false"/>
      <style:text-properties fo:font-size="44pt" style:font-size-asian="44pt" style:font-size-complex="44pt"/>
    </style:style>
    <style:style style:name="P7" style:family="paragraph" style:parent-style-name="Header">
      <style:text-properties fo:font-size="9pt" style:font-size-asian="7.84999990463257pt" style:font-size-complex="9pt"/>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Heading_20_3">
      <style:text-properties fo:font-style="normal" style:font-style-asian="normal" style:font-style-complex="normal"/>
    </style:style>
    <style:style style:name="P17" style:family="paragraph" style:parent-style-name="Heading_20_3">
      <style:text-properties fo:font-style="italic" style:font-style-asian="italic" style:font-style-complex="italic"/>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Sistema de Reservas de Canchas:</text:p>
      <text:p text:style-name="P5">Mi Canchita</text:p>
      <text:p text:style-name="P3"/>
      <text:p text:style-name="P3"/>
      <text:p text:style-name="P3">Manual de Instalació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ón 3.14.16</text:p>
      <text:p text:style-name="P4">Edición 2009</text:p>
      <text:p text:style-name="P4"/>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a de Contenidos</text:p>
          </text:index-title>
          <text:p text:style-name="P15">Introducción<text:tab/>2</text:p>
          <text:p text:style-name="P15">Configuración<text:tab/>4</text:p>
          <text:p text:style-name="P19">Túneles necesarios<text:tab/>4</text:p>
          <text:p text:style-name="P18">Manejo de e-mails<text:tab/>4</text:p>
          <text:p text:style-name="P18">Base de datos<text:tab/>4</text:p>
          <text:p text:style-name="P19">Base de datos<text:tab/>4</text:p>
          <text:p text:style-name="P18">Usar otra base de datos<text:tab/>4</text:p>
          <text:p text:style-name="P19">Web Server<text:tab/>4</text:p>
          <text:p text:style-name="P18">Pasos a seguir<text:tab/>5</text:p>
          <text:p text:style-name="P15">Contacto<text:tab/>5</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Introducción</text:h>
      <text:p text:style-name="Text_20_body">Por más que el sistema se ha probado en distintos entornos y sistemas operativos, se recomienda el uso de sistemas operativos Linux. También se ha probado en distintos <text:span text:style-name="Strong_20_Emphasis"><text:span text:style-name="T3">webservers compatible con J2EE pero recomendamos el uso de Tomcat.</text:span></text:span></text:p>
      <text:p text:style-name="Text_20_body">Para lograr una instalación completa requiere tener instalado:</text:p>
      <text:list xml:id="list1826642748" text:style-name="L1">
        <text:list-item>
          <text:p text:style-name="P9">JRE 5.0+</text:p>
        </text:list-item>
        <text:list-item>
          <text:p text:style-name="P9">Tomcat 5.5+</text:p>
        </text:list-item>
        <text:list-item>
          <text:p text:style-name="P9">Oracle Database 10+</text:p>
        </text:list-item>
      </text:list>
      <text:p text:style-name="Text_20_body"/>
      <text:p text:style-name="Text_20_body"/>
      <text:p text:style-name="Text_20_body"/>
      <text:p text:style-name="Text_20_body"><text:span text:style-name="T4">Nota:</text:span> El manual de configuración está orientado a instalaciones en sistemas con Linux. Para instalar en otro entorno, contáctese con uno de nuestros representantes.</text:p>
      <text:p text:style-name="P13">Se recomienda que se hagan backups antes de seguir los pasos de este manual.</text:p>
      <text:h text:style-name="Heading_20_1" text:outline-level="1"/>
      <text:h text:style-name="P8" text:outline-level="1">Configuración</text:h>
      <text:h text:style-name="Heading_20_2" text:outline-level="2">Túneles necesarios</text:h>
      <text:p text:style-name="Text_20_body">Para mejorar la compatibilidad con distintos servidores y configuraciones de red se obliga el uso de túneles. A continuación se detallan los túneles necesarios para hacer la aplicación funcionar.</text:p>
      <text:h text:style-name="P17" text:outline-level="3">Manejo de e-mails</text:h>
      <text:p text:style-name="P10">Para enviar correos la aplicación intenta conectarse a un servidor SMTP en el puerto 2525 local. El SMTP configurado por default es de Fibertel, por lo tanto el túnel que hay que hacer es el siguiente:</text:p>
      <text:p text:style-name="P12">ssh -L2525:smtp.fibertel.com.ar:25 usuario@host</text:p>
      <text:h text:style-name="P17" text:outline-level="3">Base de datos</text:h>
      <text:p text:style-name="P10">Para conectarse a la base de datos el sistema se conecta al puerto 1521 local. Se debe hacer un tunnel al host que tiene el servidor de oracle corriendo de la siguiente manera</text:p>
      <text:p text:style-name="P12">ssh -L1521:localhost:1521 USUARIO@host</text:p>
      <text:h text:style-name="Heading_20_2" text:outline-level="2"/>
      <text:h text:style-name="Heading_20_2" text:outline-level="2">Base de datos</text:h>
      <text:p text:style-name="Text_20_body">Actualmente el sistema se conecta a una base de datos ORACLE.</text:p>
      <text:p text:style-name="Text_20_body">El sistema cuenta con scripts de creación e inserciones de prueba que deben ejecutarse antes de correr el servidor. Las inserciones de prueba servirán para que usuarios nuevos conozcan el sistema antes de su uso productivo.</text:p>
      <text:p text:style-name="Text_20_body">Para ejecutar los scripts .sql consulte la documentación de oracle</text:p>
      <text:p text:style-name="Text_20_body"/>
      <text:h text:style-name="P17" text:outline-level="3">Usar otra base de datos</text:h>
      <text:p text:style-name="P10">Existe la posibilidad que usted no cuente con la licencia para hacer uso del sistema con ORACLE. En ese caso le recomendamos que se contacte con alguno de nuestros representantes para que se haga la migración pertinente.</text:p>
      <text:p text:style-name="P10"/>
      <text:h text:style-name="Heading_20_2" text:outline-level="2">Web Server</text:h>
      <text:p text:style-name="Text_20_body">Recomendamos para un correcto funcionamiento el uso de Tomcat versión 5.5. La explicación de cómo levantar Tomcat y hacer un deploy del WAR de este manual es básica. Si requiere levantar Tomcat como servicio, por favor, lea la documentación de Tomcat o contacte a uno de nuestros representantes.</text:p>
      <text:p text:style-name="Text_20_body"/>
      <text:h text:style-name="Heading_20_3" text:outline-level="3"><text:soft-page-break/>Pasos a seguir</text:h>
      <text:list xml:id="list105240694" text:style-name="L2">
        <text:list-item>
          <text:p text:style-name="P14">Descargue Tomcat de <text:a xlink:type="simple" xlink:href="http://tomcat.apache.org/download-55.cgi">http://tomcat.apache.org/download-55.cgi</text:a></text:p>
        </text:list-item>
        <text:list-item>
          <text:p text:style-name="P14">Extraiga el contenido del tar.gz en una carpeta cualquiera.</text:p>
        </text:list-item>
        <text:list-item>
          <text:p text:style-name="P14">Agregue el .war en /webapps</text:p>
        </text:list-item>
        <text:list-item>
          <text:p text:style-name="P14">Diríjase a /bin y ejecute <text:span text:style-name="T1">chmod u+x *</text:span></text:p>
        </text:list-item>
        <text:list-item>
          <text:p text:style-name="P11">Ejecute el comando <text:span text:style-name="T1">export JAVA_HOME=path_de_java</text:span></text:p>
          <text:list>
            <text:list-item>
              <text:p text:style-name="P11">En sistemas Debian puede encontrarlo en <text:s/>/usr/lib/jvm/java-6</text:p>
            </text:list-item>
          </text:list>
        </text:list-item>
        <text:list-item>
          <text:p text:style-name="P11">Ejecute <text:span text:style-name="T1">./startup.sh</text:span></text:p>
        </text:list-item>
      </text:list>
      <text:p text:style-name="P10"><text:span text:style-name="T1"/></text:p>
      <text:p text:style-name="P10">Si todo funcionó correctamente al accedeer a <text:a xlink:type="simple" xlink:href="http://localhost:8080/tp-pod/">http://localhost:8080/tp-pod/</text:a> desde su navegador preferido, verá el home del sitio.</text:p>
      <text:p text:style-name="P10">Cuando desee cerrar el servidor web use el comando <text:span text:style-name="T1">./shutdown.sh</text:span></text:p>
      <text:h text:style-name="P16" text:outline-level="3"/>
      <text:p text:style-name="P10"/>
      <text:p text:style-name="P10"/>
      <text:p text:style-name="P10"/>
      <text:h text:style-name="Heading_20_1" text:outline-level="1">Contacto</text:h>
      <text:p text:style-name="Text_20_body"><text:span text:style-name="T2">Para cualquier sugerencia o pregunta no dude en escribir a </text:span><text:a xlink:type="simple" xlink:href="mailto:soporte@trifiori.com.ar">soporte@micanchita.com.ar</text:a><text:span text:style-name="T2">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style:font-size-asian="7.84999990463257pt" style:font-size-complex="9pt"/>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nual de Instalación<text:tab/>Versión 3.14.16</text:span><text:tab/><text:span text:style-name="MT1">Mi Chanchita © 2009</text:span></text:p>
        <text:p text:style-name="MP1"><draw:frame draw:style-name="Mfr1" draw:name="graphics9" text:anchor-type="paragraph" svg:x="0in" svg:y="0in" svg:width="6.6925in" svg:height="0.4181in" draw:z-index="1"><draw:image xlink:href="Pictures/10000000000003200000003291756B30.jpg" xlink:type="simple" xlink:show="embed" xlink:actuate="onLoad"/></draw:frame><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aximiliano Vidal</meta:initial-creator>
    <meta:creation-date>2008-12-18T04:44:30</meta:creation-date>
    <dc:date>2009-06-23T02:35:31</dc:date>
    <meta:editing-cycles>78</meta:editing-cycles>
    <meta:editing-duration>PT18H03M28S</meta:editing-duration>
    <meta:document-statistic meta:table-count="0" meta:image-count="1" meta:object-count="0" meta:page-count="5" meta:paragraph-count="54" meta:word-count="560" meta:character-count="3477"/>
    <meta:user-defined meta:name="Info 1"/>
    <meta:user-defined meta:name="Info 2"/>
    <meta:user-defined meta:name="Info 3"/>
    <meta:user-defined meta:name="Info 4"/>
  </office:meta>
</office:document-meta>
</file>